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C70000002B86E09CD1CE5E77F3.png" manifest:media-type="image/png"/>
  <manifest:file-entry manifest:full-path="Pictures/10000201000001370000002E59AE2C28ED0E650D.png" manifest:media-type="image/png"/>
  <manifest:file-entry manifest:full-path="Pictures/10000201000002470000006409FBA8375E963731.png" manifest:media-type="image/png"/>
  <manifest:file-entry manifest:full-path="Pictures/100002010000017A0000005D671876154212324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" style:family="paragraph" style:parent-style-name="Standard" style:list-style-name="WWNum1">
      <style:paragraph-properties fo:margin-left="0.5in" fo:margin-right="0in" fo:text-indent="-0.25in" style:auto-text-indent="false"/>
      <style:text-properties style:text-underline-style="none"/>
    </style:style>
    <style:style style:name="P3" style:family="paragraph" style:parent-style-name="Standard">
      <style:paragraph-properties fo:margin-left="0.5in" fo:margin-right="0in" fo:text-indent="0in" style:auto-text-indent="false"/>
    </style:style>
    <style:style style:name="P4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T1">Actividad - Clase 3</text:span></text:p>
      <text:p text:style-name="Standard"/>
      <text:list xml:id="list1904896153" text:style-name="WWNum1">
        <text:list-item>
          <text:p text:style-name="P1"><text:s/></text:p>
        </text:list-item>
      </text:list>
      <text:p text:style-name="P3"><draw:frame draw:style-name="fr1" draw:name="image4.png" text:anchor-type="as-char" svg:width="3.9374in" svg:height="0.9689in" draw:z-index="0"><draw:image xlink:href="Pictures/100002010000017A0000005D6718761542123241.png" xlink:type="simple" xlink:show="embed" xlink:actuate="onLoad" loext:mime-type="image/png"/></draw:frame></text:p>
      <text:p text:style-name="Standard"/>
      <text:list xml:id="list163555060628474" text:continue-numbering="true" text:style-name="WWNum1">
        <text:list-item>
          <text:p text:style-name="P2"/>
        </text:list-item>
      </text:list>
      <text:p text:style-name="P3"><draw:frame draw:style-name="fr1" draw:name="image2.png" text:anchor-type="as-char" svg:width="6.0728in" svg:height="1.0417in" draw:z-index="0"><draw:image xlink:href="Pictures/10000201000002470000006409FBA8375E963731.png" xlink:type="simple" xlink:show="embed" xlink:actuate="onLoad" loext:mime-type="image/png"/></draw:frame></text:p>
      <text:p text:style-name="Standard"/>
      <text:list xml:id="list163555125913214" text:continue-numbering="true" text:style-name="WWNum1">
        <text:list-item>
          <text:p text:style-name="P1"><text:line-break/><draw:frame draw:style-name="fr1" draw:name="image3.png" text:anchor-type="as-char" svg:width="3.2398in" svg:height="0.4791in" draw:z-index="0"><draw:image xlink:href="Pictures/10000201000001370000002E59AE2C28ED0E650D.png" xlink:type="simple" xlink:show="embed" xlink:actuate="onLoad" loext:mime-type="image/png"/></draw:frame><text:line-break/></text:p>
        </text:list-item>
        <text:list-item>
          <text:p text:style-name="P1"><text:line-break/><draw:frame draw:style-name="fr1" draw:name="image1.png" text:anchor-type="as-char" svg:width="4.7398in" svg:height="0.448in" draw:z-index="0"><draw:image xlink:href="Pictures/10000201000001C70000002B86E09CD1CE5E77F3.png" xlink:type="simple" xlink:show="embed" xlink:actuate="onLoad" loext:mime-type="image/png"/></draw:frame>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s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2462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4" meta:object-count="0" meta:page-count="1" meta:paragraph-count="7" meta:word-count="8" meta:character-count="31" meta:non-whitespace-character-count="24"/>
    <meta:generator>LibreOfficeDev/6.0.5.2$Linux_X86_64 LibreOffice_project/</meta:generator>
  </office:meta>
</office:document-meta>
</file>